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42">
            <text:p>42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  <table:table-cell table:formula="of:=[.A1]*0.5*SUM([.B3:.X4])*2" office:value-type="float" office:value="70">
            <text:p>70</text:p>
          </table:table-cell>
        </table:table-row>
        <table:table-row table:style-name="ro1">
          <table:table-cell table:number-columns-repeated="3"/>
          <table:table-cell table:formula="of:=0.3*([.A1])*SUM([.B4];[.C4:.D5])" office:value-type="float" office:value="33.6">
            <text:p>33.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3">03/08/2011</text:date>, <text:time>05:0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il Hasan</meta:initial-creator>
    <meta:creation-date>2011-08-03T00:57:46</meta:creation-date>
    <dc:date>2011-08-03T05:06:18</dc:date>
    <dc:creator>Adil Hasan</dc:creator>
    <meta:editing-duration>PT4H1M</meta:editing-duration>
    <meta:editing-cycles>2</meta:editing-cycles>
    <meta:generator>LibreOffice/3.3$Linux LibreOffice_project/330m19$Build-202</meta:generator>
    <meta:document-statistic meta:table-count="3" meta:cell-count="10" meta:object-count="0"/>
  </office:meta>
</office:document-meta>
</file>